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apple-system" svg:font-family="apple-system, system-ui, 'Segoe UI', Roboto, 'Helvetica Neue', Arial, 'Noto Sans', sans-serif, 'Apple Color Emoji', 'Segoe UI Emoji', 'Segoe UI Symbol', 'Noto Color Emoji'"/>
  </office:font-face-decls>
  <office:automatic-styles>
    <style:style style:name="P1" style:family="paragraph" style:parent-style-name="Standard">
      <style:text-properties officeooo:paragraph-rsid="00176f68"/>
    </style:style>
    <style:style style:name="P2" style:family="paragraph" style:parent-style-name="Standard">
      <style:text-properties officeooo:rsid="00176f68" officeooo:paragraph-rsid="00176f68"/>
    </style:style>
    <style:style style:name="P3" style:family="paragraph" style:parent-style-name="Standard">
      <style:text-properties officeooo:rsid="00176f68"/>
    </style:style>
    <style:style style:name="P4" style:family="paragraph" style:parent-style-name="Text_20_body">
      <style:text-properties officeooo:rsid="00176f68" officeooo:paragraph-rsid="00176f68"/>
    </style:style>
    <style:style style:name="T1" style:family="text">
      <style:text-properties officeooo:rsid="00176f68"/>
    </style:style>
    <style:style style:name="T2" style:family="text">
      <style:text-properties fo:font-variant="normal" fo:text-transform="none" fo:color="#212529" loext:opacity="100%" style:font-name="apple-system" fo:font-size="8.44999980926514pt" fo:letter-spacing="normal" fo:font-style="normal" fo:font-weight="normal"/>
    </style:style>
    <style:style style:name="T3"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2">An addendum to Session 7 Essay.</text:p>
      <text:p text:style-name="P2"/>
      <text:p text:style-name="P2">I want to underscore a point mentioned in passing. <text:s/>Overall, there is a strong individualist emphasis in the way TEC typically undertakes identifying and setting apart persons for ordained leadership. As you all well know, there is a lengthy discernment process. It can take up to two or more years before one steps one foot on the lengthy path to ordination. In all of that there are lots of sessions with committees and much discussion generated by questions dominated by “you” <text:span text:style-name="T3">singular</text:span>. “Who is Jesus to YOU?,” “What will be YOUR ministry?”, etc. etc. etc. <text:s/>What fails to come through here is any sense of the ‘collegial’ dimensions of the Order. Churchwide, that omission was address when the Title III canons were amended to state that deacons are “to be formed in and supported in their ministry by a COMMUNITY OF DEACONS.” <text:s/>That goal is realized in greater and lesser degree, diocese by diocese. But it is essential. One of the greatest risks for deacons is isolation. </text:p>
      <text:p text:style-name="P2">That said, I note that all my examples of the diaconal hermeneutic in action are singular (though I did mention Steve Bentley does try to involve diocesan peers in the HUB ministry). This can create the image of the “super-deacon “ who often generates the response, especially for folk in discernment or formation, “Oh, I couldn’t ever do that.” AED, at its triennial churchwide gatherings celebrates ‘The Stephen Awards.’ These single out for recognition and appreciation deacons who are nominated by their bishops for their leadership—frequently dubbed as “above and beyond expectations.” <text:s/>It is very good that the work of deacons be seen, upheld, supported, celebrated. AND it should not be done so in ways that set inappropriate “standards” for others, or discourage others. Some examples of ministry leadership or innovation can be replicated. Most are unique to context. “Oh, I could never do that . . “ is true in that each of you in the class, and each deacon anywhere is not called to “do that.” Rather, the call is to sharpen diaconal eyes and ears and cultivate the confidence for ministry of the Baptized to “do” what is called for where and when you, or any deacon, finds themselves.</text:p>
      <text:p text:style-name="P2"/>
      <text:p text:style-name="P2">And deacons living The Diaconal Hermeneutic tend to be creative, imaginative, and able to see and think outside many boxes.</text:p>
      <text:p text:style-name="P2"/>
      <text:p text:style-name="P2">And in this same realm, what I have not mentioned here are examples of the inspired work of communities of deacons. Because I am not as in touch with the wider diaconal world, both because of COVID and being retired, I fall back on some older examples. In the first decade of this century, the (community of) deacons of the Diocese of Louisiana crafted and widely circulated at clear and well grounded statement opposing the death penalty. Several in their number were chaplains in the Louisiana State Penitentiary (“America’s bloodiest”) and experienced executions first hand. Their statement was in one of the states with the highest number of executions annually. <text:s/>Another example: when he became Bishop of Chicago, Jeff Lee invited the community of deacons to do the research etc. and then bring to each diocesan convention an annual Lenten project. The community was invited forward, so the folk could “see” their community of deacons, and made the presentation. For the first year it was simply raising money to purchase school uniforms for girls in Kenya who had to have a uniform to attend school at all. Times have moved on. Jeff has retired, and there was a lot of trauma/drama in the arrival of his successor, so this practice may not continue. But it is a good, concrete example. More recently, in the height of COVID, the deacons in the Diocese of Arizona put on a Zoom conference on climate change and eco-theology that over 120 participated in. </text:p>
      <text:p text:style-name="P2"/>
      <text:p text:style-name="P2">When you are a deacon, remember, “what can WE do to . . . .?” is a question always worth considering.</text:p>
      <text:p text:style-name="P2">The role of Archdeacon (a deacon selected to lead the community, not a priest getting another merit badge for diocesan service) was formalized in the same canonical amendment mentioned above to <text:soft-page-break/>provide leadership for and nurturing of the community of deacons in a given diocese. A couple of bishops still resist this, but that resistance is fading fast..</text:p>
      <text:p text:style-name="P2">In sum, I hope examples inspire, not intimidate.</text:p>
      <text:p text:style-name="P4"><text:span text:style-name="T2">\</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apple-system" svg:font-family="apple-system, system-ui, 'Segoe UI', Roboto, 'Helvetica Neue', Arial, 'Noto Sans', sans-serif,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6T13:43:44.092743906</meta:creation-date>
    <dc:date>2024-05-20T09:14:43.723058497</dc:date>
    <meta:editing-duration>P3DT19H30M59S</meta:editing-duration>
    <meta:editing-cycles>1</meta:editing-cycles>
    <meta:document-statistic meta:table-count="0" meta:image-count="0" meta:object-count="0" meta:page-count="2" meta:paragraph-count="9" meta:word-count="733" meta:character-count="4290" meta:non-whitespace-character-count="3560"/>
    <meta:generator>LibreOffice/7.5.0.3$MacOSX_AARCH64 LibreOffice_project/c21113d003cd3efa8c53188764377a8272d9d6de</meta:generator>
  </office:meta>
</office:document-meta>
</file>